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976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column table:style-name="co17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1</text:p>
          </table:table-cell>
          <table:table-cell table:style-name="ce2" table:number-columns-repeated="2"/>
          <table:table-cell table:style-name="ce2" office:value-type="string">
            <text:p>TST_EXPORTFAM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ON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MU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ation multip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AT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Dat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ableau simp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9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TEXT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0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DATE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Da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1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RELONE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Relation simple tabl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12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RELMUL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Relation multiple tabl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13]+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3"/>
          <table:table-cell table:style-name="ce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8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8T18:42:25</dc:date>
    <dc:creator>Eric Brison</dc:creator>
    <meta:generator>LibreOffice/3.4$Linux LibreOffice_project/340m1$Build-402</meta:generator>
    <meta:editing-duration>PT17H12M45S</meta:editing-duration>
    <meta:editing-cycles>33</meta:editing-cycles>
    <meta:document-statistic meta:table-count="1" meta:cell-count="137" meta:object-count="0"/>
  </office:meta>
</office:document-meta>
</file>